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028in" style:rel-column-width="1444*"/>
    </style:style>
    <style:style style:name="Table1.B" style:family="table-column">
      <style:table-column-properties style:column-width="5.6903in" style:rel-column-width="819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26a" officeooo:paragraph-rsid="0001626a"/>
    </style:style>
    <style:style style:name="P2" style:family="paragraph" style:parent-style-name="Standard">
      <style:text-properties officeooo:rsid="001681a6" officeooo:paragraph-rsid="001681a6"/>
    </style:style>
    <style:style style:name="P3" style:family="paragraph" style:parent-style-name="Standard">
      <style:text-properties fo:font-size="12pt" fo:font-weight="normal" officeooo:rsid="001681a6" officeooo:paragraph-rsid="001681a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4pt" fo:font-weight="bold" officeooo:rsid="000a73c2" officeooo:paragraph-rsid="001681a6" style:font-size-asian="14pt" style:font-weight-asian="bold" style:font-size-complex="14pt" style:font-weight-complex="bold"/>
    </style:style>
    <style:style style:name="P5" style:family="paragraph" style:parent-style-name="Table_20_Contents">
      <style:text-properties officeooo:rsid="001841f4" officeooo:paragraph-rsid="001841f4"/>
    </style:style>
    <style:style style:name="P6" style:family="paragraph" style:parent-style-name="Standard">
      <style:text-properties fo:font-size="14pt" fo:font-weight="bold" officeooo:rsid="001681a6" officeooo:paragraph-rsid="001681a6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0a73c2"/>
    </style:style>
    <style:style style:name="P8" style:family="paragraph" style:parent-style-name="Standard">
      <style:text-properties fo:font-weight="bold" officeooo:rsid="001841f4" officeooo:paragraph-rsid="001841f4" style:font-weight-asian="bold" style:font-weight-complex="bold"/>
    </style:style>
    <style:style style:name="P9" style:family="paragraph" style:parent-style-name="Standard">
      <style:text-properties officeooo:rsid="001841f4" officeooo:paragraph-rsid="001841f4"/>
    </style:style>
    <style:style style:name="T1" style:family="text">
      <style:text-properties officeooo:rsid="001841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ZOP: <text:span text:style-name="T1">DATA COMMUNICATION PROTOCOL</text:span></text:p>
      <text:p text:style-name="P2">IMPLEMENTATION DETAILS</text:p>
      <text:p text:style-name="P1"/>
      <text:p text:style-name="P6">INTRODUCTION</text:p>
      <text:p text:style-name="P3">This document details <text:span text:style-name="T1">the method and structure of communication between areas of code within Vizop</text:span>.</text:p>
      <text:p text:style-name="P4"/>
      <text:p text:style-name="P8">COMMUNICATION METHODOLOGY</text:p>
      <text:p text:style-name="P9">Communication uses a pubsub method, implemented with module zmq.</text:p>
      <text:p text:style-name="P9"/>
      <text:p text:style-name="P9">MESSAGES</text:p>
      <text:p text:style-name="P9">Messages are sent in XML.</text:p>
      <text:p text:style-name="P9">The root of the XML tree contains a command starting with a prefix indicating the type of message.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efix</text:p>
          </table:table-cell>
          <table:table-cell table:style-name="Table1.B1" office:value-type="string">
            <text:p text:style-name="P5">Type of message</text:p>
          </table:table-cell>
        </table:table-row>
        <table:table-row>
          <table:table-cell table:style-name="Table1.A2" office:value-type="string">
            <text:p text:style-name="P5">RQ_</text:p>
          </table:table-cell>
          <table:table-cell table:style-name="Table1.B2" office:value-type="string">
            <text:p text:style-name="P5">Request from control frame or from a Viewport to the datacore to provide or modify data</text:p>
          </table:table-cell>
        </table:table-row>
        <table:table-row>
          <table:table-cell table:style-name="Table1.A2" office:value-type="string">
            <text:p text:style-name="P5">RP_</text:p>
          </table:table-cell>
          <table:table-cell table:style-name="Table1.B2" office:value-type="string">
            <text:p text:style-name="P5">Reply to an RQ_ command, providing the needed response and/or confirmation that the requested data change was successful</text:p>
          </table:table-cell>
        </table:table-row>
        <table:table-row>
          <table:table-cell table:style-name="Table1.A2" office:value-type="string">
            <text:p text:style-name="P5">NO_</text:p>
          </table:table-cell>
          <table:table-cell table:style-name="Table1.B2" office:value-type="string">
            <text:p text:style-name="P5">Notification from datacore to control frame or Viewport that a data change has occurred, requiring update of the GUI</text:p>
          </table:table-cell>
        </table:table-row>
        <table:table-row>
          <table:table-cell table:style-name="Table1.A2" office:value-type="string">
            <text:p text:style-name="P5">NR_</text:p>
          </table:table-cell>
          <table:table-cell table:style-name="Table1.B2" office:value-type="string">
            <text:p text:style-name="P5">Reply to a NO_ notification, from control frame or Viewport to datacore, confirming acceptance</text:p>
          </table:table-cell>
        </table:table-row>
      </table:table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5:38:49.233252000</meta:creation-date>
    <meta:generator>LibreOffice/5.4.2.2$MacOSX_X86_64 LibreOffice_project/22b09f6418e8c2d508a9eaf86b2399209b0990f4</meta:generator>
    <dc:date>2018-12-21T10:26:19.370225646</dc:date>
    <meta:editing-duration>PT8H25M59S</meta:editing-duration>
    <meta:editing-cycles>14</meta:editing-cycles>
    <meta:document-statistic meta:table-count="1" meta:image-count="0" meta:object-count="0" meta:page-count="1" meta:paragraph-count="19" meta:word-count="132" meta:character-count="837" meta:non-whitespace-character-count="724"/>
  </office:meta>
</office:document-meta>
</file>